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Title" style:master-page-name="First_20_Page">
      <style:paragraph-properties style:page-number="auto"/>
    </style:style>
    <style:style style:name="P4" style:family="paragraph" style:parent-style-name="Heading_20_1" style:list-style-name=""/>
    <style:style style:name="P5" style:family="paragraph" style:parent-style-name="Heading_20_1">
      <style:paragraph-properties fo:break-before="page"/>
    </style:style>
    <style:style style:name="P6" style:family="paragraph" style:parent-style-name="Contents_20_Heading" style:master-page-name="Standard">
      <style:paragraph-properties style:page-number="1" fo:break-before="page"/>
    </style:style>
    <style:style style:name="P7" style:family="paragraph" style:parent-style-name="Text_20_body">
      <style:text-properties officeooo:rsid="002004b1" officeooo:paragraph-rsid="002004b1"/>
    </style:style>
    <style:style style:name="P8" style:family="paragraph" style:parent-style-name="Text_20_body">
      <style:text-properties officeooo:rsid="002004b1" officeooo:paragraph-rsid="0021e59b"/>
    </style:style>
    <style:style style:name="P9" style:family="paragraph" style:parent-style-name="Text_20_body" style:list-style-name="L3">
      <style:text-properties officeooo:rsid="002004b1" officeooo:paragraph-rsid="0021e59b"/>
    </style:style>
    <style:style style:name="P10" style:family="paragraph" style:parent-style-name="Text_20_body">
      <style:text-properties officeooo:rsid="0021e59b" officeooo:paragraph-rsid="0021e59b"/>
    </style:style>
    <style:style style:name="P11" style:family="paragraph" style:parent-style-name="Text_20_body" style:list-style-name="L4">
      <style:text-properties officeooo:rsid="0021e59b" officeooo:paragraph-rsid="0021e59b"/>
    </style:style>
    <style:style style:name="P12" style:family="paragraph" style:parent-style-name="Text_20_body" style:list-style-name="L4">
      <style:text-properties officeooo:paragraph-rsid="0021e59b"/>
    </style:style>
    <style:style style:name="P13" style:family="paragraph" style:parent-style-name="Text_20_body">
      <style:text-properties officeooo:rsid="00222fd7" officeooo:paragraph-rsid="00222fd7"/>
    </style:style>
    <style:style style:name="P14" style:family="paragraph" style:parent-style-name="Text_20_body">
      <style:paragraph-properties fo:break-before="page"/>
      <style:text-properties officeooo:paragraph-rsid="002004b1"/>
    </style:style>
    <style:style style:name="T1" style:family="text">
      <style:text-properties officeooo:rsid="002004b1"/>
    </style:style>
    <style:style style:name="T2" style:family="text">
      <style:text-properties officeooo:rsid="0021e59b"/>
    </style:style>
    <style:style style:name="T3" style:family="text">
      <style:text-properties officeooo:rsid="00222fd7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121" number:language="en" number:country="US" number:title="User-defined">
      <number:day/>
      <number:text>.</number:text>
      <number:month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Määrittely - Rypto</text:span><text:line-break/><text:date style:data-style-name="N10121" text:date-value="2017-03-10T10:33:31.575730796">10.3.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Sisälly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Sisällys</text:p>
          </text:index-title>
          <text:p text:style-name="P1"><text:a xlink:type="simple" xlink:href="#__RefHeading___Toc114_700232704" text:style-name="Index_20_Link" text:visited-style-name="Index_20_Link">Johdanto<text:tab/>1</text:a></text:p>
          <text:p text:style-name="P1"><text:a xlink:type="simple" xlink:href="#__RefHeading___Toc116_700232704" text:style-name="Index_20_Link" text:visited-style-name="Index_20_Link">Yleiskuva järjestelmästä<text:tab/>1</text:a></text:p>
          <text:p text:style-name="P2"><text:a xlink:type="simple" xlink:href="#__RefHeading___Toc118_700232704" text:style-name="Index_20_Link" text:visited-style-name="Index_20_Link">Käyttötapaukset<text:tab/>1</text:a></text:p>
        </text:index-body>
      </text:table-of-content>
      <text:p text:style-name="Text_20_body"/>
      <text:h text:style-name="P4" text:outline-level="1"/>
      <text:h text:style-name="P5" text:outline-level="1"><text:bookmark-start text:name="__RefHeading___Toc114_700232704"/>Johdanto<text:bookmark-end text:name="__RefHeading___Toc114_700232704"/></text:h>
      <text:p text:style-name="P13">Tietorakenteet ja algoritmit – harjoitustyö.</text:p>
      <text:p text:style-name="P7">Rypto on salakirjoitusohjelma, joka salakirjoittaa ja purkaa salauksen.</text:p>
      <text:h text:style-name="Heading_20_1" text:outline-level="1">Algoritmit ja tietorakenteet</text:h>
      <text:p text:style-name="P7">Ohjelma toteuttaa AES-algoritmin 128-bittisillä avaimilla ECB-moodissa.</text:p>
      <text:p text:style-name="P7">Toteutuksessa on sekä salaus että salauksen purku.</text:p>
      <text:p text:style-name="P8">Käytettävät tietorakenteet ovat standardissa kuvat<text:span text:style-name="T2">ut</text:span> </text:p>
      <text:list xml:id="list9072159464581733261" text:style-name="L3">
        <text:list-item>
          <text:p text:style-name="P9">avainvektori, <text:span text:style-name="T2">joka on yksiulotteinen taulukko </text:span>ja </text:p>
        </text:list-item>
        <text:list-item>
          <text:p text:style-name="P9">tila, <text:span text:style-name="T2">joka on kaksiulotteinen taulukko</text:span>. </text:p>
        </text:list-item>
      </text:list>
      <text:p text:style-name="P8">Lisäksi käytetään <text:span text:style-name="T2">tiedostoja syötteenä ja tulosteena sekä muuttujaa komentoriviltä annettavan avaimen talletukseen.</text:span></text:p>
      <text:h text:style-name="Heading_20_1" text:outline-level="1">Ratkaistava ongelma</text:h>
      <text:p text:style-name="P7"><text:span text:style-name="T2">Ratkaistava ongelma on annetun tiedoston salaus standardinmukaisella menetelmällä, sekä mainitun salauksen purkaminen. AES on laajasti käytössä oleva salausalgoritmi jota pidetään turvallisena.</text:span></text:p>
      <text:h text:style-name="Heading_20_1" text:outline-level="1">Syötteet</text:h>
      <text:p text:style-name="P10">Syötteenä annetaan:</text:p>
      <text:list xml:id="list34746362096014375" text:style-name="L4">
        <text:list-item>
          <text:p text:style-name="P12"><text:span text:style-name="T2">Toimintamoodi, ts. salaus tai purku</text:span></text:p>
        </text:list-item>
        <text:list-item>
          <text:p text:style-name="P11">128-bittinen avain heksalukuna (16 x 8 bittiä = 32 heksamerkkiä)</text:p>
        </text:list-item>
        <text:list-item>
          <text:p text:style-name="P11">Lähdetiedosto, joka luetaan</text:p>
        </text:list-item>
        <text:list-item>
          <text:p text:style-name="P11">Kohdetiedosto, johon kirjoitetaan tulokset</text:p>
        </text:list-item>
      </text:list>
      <text:h text:style-name="Heading_20_1" text:outline-level="1">Suorituskyky</text:h>
      <text:p text:style-name="P13">ONGELMA – Kysy!</text:p>
      <text:p text:style-name="P10">Tilavaativuus: Ohjelman käyttämä tila ei riipu salattavan aineiston koosta.</text:p>
      <text:p text:style-name="P10">Aikavaativuus: <text:span text:style-name="T3">10 Mbit/s yhteiskäyttöympäristössä (users.cs.helsinki.fi)</text:span></text:p>
      <text:p text:style-name="P14"/>
      <text:bibliography text:style-name="Sect1" text:protected="true" text:name="Bibliography1">
        <text:bibliography-source>
          <text:index-title-template text:style-name="Bibliography_20_Heading">Lähteet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Lähteet</text:p>
          </text:index-title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fi" fo:country="FI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3-10T10:33:31.540587000</dc:date>
    <dc:creator>Riku Kalinen</dc:creator>
    <meta:editing-duration>PT6M10S</meta:editing-duration>
    <meta:editing-cycles>3</meta:editing-cycles>
    <meta:generator>LibreOffice/5.1.4.2$MacOSX_X86_64 LibreOffice_project/f99d75f39f1c57ebdd7ffc5f42867c12031db97a</meta:generator>
    <meta:document-statistic meta:table-count="0" meta:image-count="0" meta:object-count="0" meta:page-count="5" meta:paragraph-count="28" meta:word-count="141" meta:character-count="1212" meta:non-whitespace-character-count="1100"/>
  </office:meta>
</office:document-meta>
</file>